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40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95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6pt" fo:text-shadow="none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32pt" fo:text-shadow="1pt 1pt" style:font-size-asian="32pt" style:font-size-complex="32pt"/>
    </style:style>
    <style:style style:name="P7" style:family="paragraph">
      <style:paragraph-properties fo:margin-left="0.318cm" fo:margin-right="0cm" fo:text-indent="0cm"/>
    </style:style>
    <style:style style:name="P8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egoe UI1" fo:font-size="26pt" fo:text-shadow="1pt 1pt" style:font-size-asian="26pt" style:font-size-complex="26pt"/>
    </style:style>
    <style:style style:name="T6" style:family="text">
      <style:text-properties fo:color="#ffffff" style:font-name="Segoe UI1" fo:font-size="16pt" fo:text-shadow="1pt 1pt" style:font-size-asian="16pt" style:font-size-complex="16pt"/>
    </style:style>
    <style:style style:name="T7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3cm" svg:x="1.524cm" svg:y="0.508cm">
          <draw:text-box>
            <text:p text:style-name="P1"><text:span text:style-name="T1">HYMN #647</text:span></text:p>
            <text:p text:style-name="P1"><text:span text:style-name="T2">“</text:span><text:span text:style-name="T2">Lord Jesus Christ, the Church's Head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4" draw:layer="layout" svg:width="24.892cm" svg:height="7.011cm" svg:x="1.524cm" svg:y="0.508cm">
          <draw:text-box>
            <text:p text:style-name="P1"><text:span text:style-name="T3">1. </text:span><text:span text:style-name="T4">Lord Jesus Christ, the Church’s head,</text:span><text:span text:style-name="T4"><text:line-break/></text:span><text:span text:style-name="T4">You are her one foundation;</text:span><text:span text:style-name="T4"><text:line-break/></text:span><text:span text:style-name="T4">In You she trusts, before You bows,</text:span><text:span text:style-name="T4"><text:line-break/></text:span><text:span text:style-name="T4">And waits for Your salvatio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draw:frame draw:style-name="gr4" draw:text-style-name="P4" draw:layer="layout" svg:width="24.892cm" svg:height="6.263cm" svg:x="1.501cm" svg:y="0.696cm">
          <draw:text-box>
            <text:p text:style-name="P1"><text:span text:style-name="T4">And waits for Your salvation.</text:span></text:p>
            <text:p text:style-name="P1"><text:span text:style-name="T4">Built on this rock secure, </text:span><text:span text:style-name="T4"><text:line-break/></text:span><text:span text:style-name="T4"> <text:s text:c="3"/>Your Church shall endure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>
        <draw:frame draw:style-name="gr5" draw:text-style-name="P5" draw:layer="layout" svg:width="24.892cm" svg:height="5.842cm" svg:x="1.524cm" svg:y="0.762cm">
          <draw:text-box>
            <text:p text:style-name="P1"><text:span text:style-name="T4">Though all the world decay</text:span><text:span text:style-name="T4"><text:line-break/></text:span><text:span text:style-name="T4">And all things pass away.</text:span><text:span text:style-name="T4"><text:line-break/></text:span><text:span text:style-name="T4">O hear, O hear us, Jesus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">
        <draw:frame draw:style-name="gr4" draw:text-style-name="P5" draw:layer="layout" svg:width="24.892cm" svg:height="6.263cm" svg:x="1.524cm" svg:y="0.762cm">
          <draw:text-box>
            <text:p text:style-name="P1"><text:span text:style-name="T4">2. O Lord, let this Your little flock,</text:span><text:span text:style-name="T4"><text:line-break/></text:span><text:span text:style-name="T4">Your name alone confessing,</text:span><text:span text:style-name="T4"><text:line-break/></text:span><text:span text:style-name="T4">Continue in Your loving car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Default">
        <draw:frame draw:style-name="gr4" draw:text-style-name="P5" draw:layer="layout" svg:width="24.892cm" svg:height="6.263cm" svg:x="1.524cm" svg:y="0.762cm">
          <draw:text-box>
            <text:p text:style-name="P1"><text:span text:style-name="T4">True unity possessing.</text:span></text:p>
            <text:p text:style-name="P1"><text:span text:style-name="T4">Your sacraments, O Lord,</text:span></text:p>
            <text:p text:style-name="P1"><text:span text:style-name="T4">And Your saving Wor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6" draw:master-page-name="Default">
        <draw:frame draw:style-name="gr5" draw:text-style-name="P5" draw:layer="layout" svg:width="24.892cm" svg:height="5.842cm" svg:x="1.548cm" svg:y="0.829cm">
          <draw:text-box>
            <text:p text:style-name="P1"><text:span text:style-name="T4">To us, Lord, pure retain.</text:span><text:span text:style-name="T4"><text:line-break/></text:span><text:span text:style-name="T4">Grant that they may remain</text:span><text:span text:style-name="T4"><text:line-break/></text:span><text:span text:style-name="T4">Our only strength and comfor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7" draw:master-page-name="Default">
        <draw:frame draw:style-name="gr4" draw:text-style-name="P6" draw:layer="layout" svg:width="24.892cm" svg:height="6.263cm" svg:x="1.524cm" svg:y="0.863cm">
          <draw:text-box>
            <text:p text:style-name="P1"><text:span text:style-name="T3">3. </text:span><text:span text:style-name="T4">Help us to serve You evermore</text:span><text:span text:style-name="T4"><text:line-break/></text:span><text:span text:style-name="T4">With hearts both pure and lowly;</text:span><text:span text:style-name="T4"><text:line-break/></text:span><text:span text:style-name="T4">And may Your Word, that light divin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7" draw:master-page-name="Default">
        <draw:frame draw:style-name="gr4" draw:text-style-name="P6" draw:layer="layout" svg:width="24.892cm" svg:height="6.263cm" svg:x="1.524cm" svg:y="0.863cm">
          <draw:text-box>
            <text:p text:style-name="P1"><text:span text:style-name="T4">Shine on in splendor holy</text:span></text:p>
            <text:p text:style-name="P1"><text:span text:style-name="T4">That we repentance show,</text:span><text:span text:style-name="T4"><text:line-break/></text:span><text:span text:style-name="T4">In faith ever grow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8" draw:master-page-name="Default">
        <draw:frame draw:style-name="gr6" draw:text-style-name="P5" draw:layer="layout" svg:width="24.892cm" svg:height="5.655cm" svg:x="1.782cm" svg:y="1.093cm">
          <draw:text-box>
            <text:p text:style-name="P1"><text:span text:style-name="T4">The pow’r of sin destroy</text:span><text:span text:style-name="T4"><text:line-break/></text:span><text:span text:style-name="T4">And evils that annoy.</text:span><text:span text:style-name="T4"><text:line-break/></text:span><text:span text:style-name="T4">O make us faithful Christian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9" draw:master-page-name="Default">
        <draw:frame draw:style-name="gr4" draw:text-style-name="P5" draw:layer="layout" svg:width="24.892cm" svg:height="6.263cm" svg:x="1.524cm" svg:y="0.508cm">
          <draw:text-box>
            <text:p text:style-name="P1"><text:span text:style-name="T3">4. </text:span><text:span text:style-name="T4">And for Your Gospel let us dare</text:span><text:span text:style-name="T4"><text:line-break/></text:span><text:span text:style-name="T4">To sacrifice all treasure;</text:span><text:span text:style-name="T4"><text:line-break/></text:span><text:span text:style-name="T4">Teach us to bear Your blessèd cross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9" draw:master-page-name="Default">
        <draw:frame draw:style-name="gr4" draw:text-style-name="P5" draw:layer="layout" svg:width="24.892cm" svg:height="6.263cm" svg:x="1.524cm" svg:y="0.849cm">
          <draw:text-box>
            <text:p text:style-name="P1"><text:span text:style-name="T4">To find in You all pleasure.</text:span></text:p>
            <text:p text:style-name="P1"><text:span text:style-name="T4">O grant us steadfastness </text:span><text:span text:style-name="T4"><text:line-break/></text:span><text:span text:style-name="T4">In joy and distress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0" draw:master-page-name="Default">
        <draw:frame draw:style-name="gr7" draw:text-style-name="P8" draw:layer="layout" svg:width="24.892cm" svg:height="13.205cm" svg:x="1.454cm" svg:y="0.742cm">
          <draw:text-box>
            <text:p text:style-name="P1"><text:span text:style-name="T4">Lest we, Lord, You forsake.</text:span><text:span text:style-name="T4"><text:line-break/></text:span><text:span text:style-name="T4">Let us by grace partake</text:span><text:span text:style-name="T4"><text:line-break/></text:span><text:span text:style-name="T4">Of endless joy and gladness.</text:span></text:p>
            <text:p text:style-name="P7"><text:span text:style-name="T5"><text:line-break/></text:span><text:span text:style-name="T5"/></text:p>
            <text:p text:style-name="P7"><text:span text:style-name="T6"/></text:p>
            <text:p text:style-name="P7"><text:span text:style-name="T7">© 1941 Concordia Publishing House.</text:span></text:p>
            <text:p text:style-name="P7"><text:span text:style-name="T7">Used by permission: LSB Hymn License</text:span></text:p>
            <text:p text:style-name="P7"><text:span text:style-name="T7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2T12:13:30.008000000</meta:creation-date>
    <dc:date>2018-05-11T15:40:40.299000000</dc:date>
    <meta:editing-duration>PT11M31S</meta:editing-duration>
    <meta:editing-cycles>7</meta:editing-cycles>
    <meta:generator>LibreOffice/6.0.1.1$Windows_X86_64 LibreOffice_project/60bfb1526849283ce2491346ed2aa51c465abfe6</meta:generator>
    <meta:document-statistic meta:object-count="60"/>
  </office:meta>
</office:document-meta>
</file>